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font-name="Arial1" fo:font-size="24pt" fo:font-weight="bold" officeooo:rsid="000cb378" officeooo:paragraph-rsid="000cb378" style:font-size-asian="21pt" style:font-weight-asian="bold" style:font-size-complex="24pt" style:font-weight-complex="bold"/>
    </style:style>
    <style:style style:name="P2" style:family="paragraph" style:parent-style-name="Standard">
      <style:text-properties fo:color="#ff860d" loext:opacity="100%" style:font-name="Arial1" fo:font-size="14pt" fo:font-weight="bold" officeooo:rsid="000cb378" officeooo:paragraph-rsid="000cb378" style:font-size-asian="12.25pt" style:font-weight-asian="bold" style:font-size-complex="14pt" style:font-weight-complex="bold"/>
    </style:style>
    <style:style style:name="P3" style:family="paragraph" style:parent-style-name="Standard">
      <style:text-properties fo:color="#ff860d" loext:opacity="100%" style:font-name="Arial1" fo:font-size="14pt" fo:font-weight="normal" officeooo:rsid="000cb378" officeooo:paragraph-rsid="000cb378" style:font-size-asian="12.25pt" style:font-weight-asian="normal" style:font-size-complex="14pt" style:font-weight-complex="normal"/>
    </style:style>
    <style:style style:name="P4" style:family="paragraph" style:parent-style-name="Standard">
      <style:text-properties fo:color="#000000" loext:opacity="100%" style:font-name="Arial1" fo:font-size="11pt" fo:font-weight="normal" officeooo:rsid="000cb378" officeooo:paragraph-rsid="000cb378"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0cb378" officeooo:paragraph-rsid="000cb378" style:font-size-asian="9.60000038146973pt" style:font-weight-asian="bold" style:font-size-complex="11pt" style:font-weight-complex="bold"/>
    </style:style>
    <style:style style:name="P6" style:family="paragraph" style:parent-style-name="Standard">
      <style:text-properties fo:color="#acb20c" loext:opacity="100%" style:font-name="Arial1" fo:font-size="11pt" fo:font-weight="bold" officeooo:rsid="000cb378" officeooo:paragraph-rsid="000cb378"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 Introducción a la programación.</text:p>
      <text:p text:style-name="P1"/>
      <text:p text:style-name="P2">1. Introducción y contextualización práctica.</text:p>
      <text:p text:style-name="P2"/>
      <text:p text:style-name="P4">Hablaremos sobre una serie de conceptos básicos a la hora de comenzar nuestra aventura en el mundo de la programación.</text:p>
      <text:p text:style-name="P4"/>
      <text:p text:style-name="P2">2. Los lenguajes de programación.</text:p>
      <text:p text:style-name="P2"/>
      <text:p text:style-name="P4">Se puede definir como un lenguaje formal, con sus reglas gramaticales bien definidas, que les proporciona a las personas la capacidad de escribir una serie de algoritmos con instrucciones que la máquina es capaz de interpretar y que son capaces de controlar el comportamiento físico y/o lógico del ordenador. Llamamos <text:span text:style-name="T1">programa </text:span>a la totalidad de instrucciones y algoritmos escritos mediante un lenguaje de programación.</text:p>
      <text:p text:style-name="P4"/>
      <text:p text:style-name="P4">Algunos lenguajes de programación son: <text:span text:style-name="T1">C, C++, C#, Java, Python, Perl, PHP, Kotlin, Swift…</text:span></text:p>
      <text:p text:style-name="P4"><text:span text:style-name="T1"/></text:p>
      <text:p text:style-name="P3"><text:span text:style-name="T1">3. Paradigmas de programación.</text:span></text:p>
      <text:p text:style-name="P3"><text:span text:style-name="T1"/></text:p>
      <text:p text:style-name="P4">Los paradigmas indican la forma en la que deben estructurarse y gestionarse todas las tareas que ejecutan los programas.</text:p>
      <text:p text:style-name="P4"/>
      <text:p text:style-name="P4">Casi la totalidad de los lenguajes de programación que existen trabajan sobre el paradigma de orientación a objetos.</text:p>
      <text:p text:style-name="P4"/>
      <text:p text:style-name="P4">Algunos de los paradigmas que se han utilizado o se utilizan en programación son:</text:p>
      <text:p text:style-name="P4"/>
      <text:p text:style-name="P5">· Programación estructurada: <text:span text:style-name="T2">este es el paradigma más simple. En este las instrucciones se ejecutan en el orden en el que se escriben y siempre se ejecutarán en el orden.</text:span></text:p>
      <text:p text:style-name="P5"><text:span text:style-name="T2"/></text:p>
      <text:p text:style-name="P5">· Programación funcional: <text:span text:style-name="T2">es una mejora de la programación estructurada en la que el código se agrupa en bloques llamados funciones, que pueden ser invocadas tantas veces como sea necesario, lo cual permite reutilizar el código sin tener que volverlo a escribir.</text:span></text:p>
      <text:p text:style-name="P5"><text:span text:style-name="T2"/></text:p>
      <text:p text:style-name="P5">· Programación orientada a objetos: <text:span text:style-name="T2">este paradigma agregó el concepto de clase y objeto, así como las relaciones de herencia y el polimorfismo. Permite agrupar los datos en plantillas denominadas clases, de las que luego se crearán copias (los objetos) con los valores concretos.</text:span></text:p>
      <text:p text:style-name="P5"><text:span text:style-name="T2"/></text:p>
      <text:p text:style-name="P5">· Programación orientada a eventos: <text:span text:style-name="T2">en este paradigma, la ejecución de código viene dada por los eventos que ocurren en el sistema.</text:span></text:p>
      <text:p text:style-name="P5"><text:span text:style-name="T2"/></text:p>
      <text:p text:style-name="P2">4. Datos, algoritmos y programas.</text:p>
      <text:p text:style-name="P2"/>
      <text:p text:style-name="P4">Hay 3 conceptos fundamentales:</text:p>
      <text:p text:style-name="P4"/>
      <text:p text:style-name="P5">Datos: <text:span text:style-name="T2">los datos son los elementos que van a proporcionar la entrada de información de los programas, es decir, en los datos se va a guardar la información que se podrá almacenar y procesar, por ejemplo, un nombre, edad o dirección.</text:span></text:p>
      <text:p text:style-name="P5"><text:span text:style-name="T2">Los más utilizados en programación son:</text:span></text:p>
      <text:p text:style-name="P5"><text:span text:style-name="T2"/></text:p>
      <text:p text:style-name="P5"><text:span text:style-name="T2">· Datos de tipo numérico (enteros o reales).</text:span></text:p>
      <text:p text:style-name="P5"><text:span text:style-name="T2">· Datos de tipo carácter (un carácter o una cadena de caracteres).</text:span></text:p>
      <text:p text:style-name="P5"><text:span text:style-name="T2">· Datos de tipo booleano.</text:span></text:p>
      <text:p text:style-name="P5"><text:soft-page-break/>Algoritmo: <text:span text:style-name="T2">es una secuencia de instrucciones bien implementadas y ordenadas que resuelven una tarea en concreto.</text:span></text:p>
      <text:p text:style-name="P5"><text:span text:style-name="T2"/></text:p>
      <text:p text:style-name="P5">Programa: <text:span text:style-name="T2">totalidad de las instrucciones y algoritmos escritos mediante un lenguaje de programación.</text:span></text:p>
      <text:p text:style-name="P5"><text:span text:style-name="T2"/></text:p>
      <text:p text:style-name="P6">4.1. Datos de tipo numérico.</text:p>
      <text:p text:style-name="P6"/>
      <text:p text:style-name="P4">Estos datos almacenarán información numérica y podrán tener signo negativo o positivo.</text:p>
      <text:p text:style-name="P4">Una cosa muy importante a tener en cuenta es que jamás podremos representar infinitos números.</text:p>
      <text:p text:style-name="P4"/>
      <text:p text:style-name="P4">Podemos clasificar este tipo de datos de la siguiente forma:</text:p>
      <text:p text:style-name="P4"/>
      <text:p text:style-name="P5">· Con signo positivo: <text:span text:style-name="T2">enteros o reales.</text:span></text:p>
      <text:p text:style-name="P5"><text:span text:style-name="T2"/></text:p>
      <text:p text:style-name="P5">· Con signo negativo: <text:span text:style-name="T2">enteros o reales.</text:span></text:p>
      <text:p text:style-name="P5"><text:span text:style-name="T2"/></text:p>
      <text:p text:style-name="P6">4.2. Datos de tipo carácter.</text:p>
      <text:p text:style-name="P6"/>
      <text:p text:style-name="P4">Estos datos almacenarán información alfanumérica. Podrán almacenar caracteres especiales, como por ejemplo: Ñ, ñ, ¡, “, #, $, _, espacios en blanco, las letras acentuadas tanto en minúscula como en mayúscula, letras de otros alfabetos distintos al latino (como el ruso), etc.</text:p>
      <text:p text:style-name="P4"/>
      <text:p text:style-name="P5">· Datos de tipo carácter que almacenan un único carácter.</text:p>
      <text:p text:style-name="P5"/>
      <text:p text:style-name="P5">· Datos de tipo cadena de caracteres.</text:p>
      <text:p text:style-name="P5"/>
      <text:p text:style-name="P6">4.3. Datos de tipo booleano.</text:p>
      <text:p text:style-name="P6"/>
      <text:p text:style-name="P4">Los datos de tipo booleano vienen heredados del Álgebra de Boole (la que les da su nombre) y pueden representar dos tipos de valores: <text:span text:style-name="T1">verdadero y falso </text:span>(también conocidos como <text:span text:style-name="T1">0 y 1</text:span>).</text:p>
      <text:p text:style-name="P4"/>
      <text:p text:style-name="P4">Cada vez que necesitemos hacer algo que pueda ser verdad o mentira tendremos que echar mano de los datos de tipo booleano.</text:p>
      <text:p text:style-name="P4"/>
      <text:p text:style-name="P2">5. Ciclo de vida del software.</text:p>
      <text:p text:style-name="P2"/>
      <text:p text:style-name="P4">Describe el proceso que se ha de seguir para la creación o desarrollo de un producto software, ya sea una aplicación de escritorio, una página web o una app móvil.</text:p>
      <text:p text:style-name="P4"/>
      <text:p text:style-name="P4">El ciclo de vida de software pasa por las siguientes fases:</text:p>
      <text:p text:style-name="P4"/>
      <text:p text:style-name="P4">· Definición de los objetivos del proyecto.</text:p>
      <text:p text:style-name="P4">· Análisis de los requisitos necesarios.</text:p>
      <text:p text:style-name="P4">· Diseño general del producto software.</text:p>
      <text:p text:style-name="P4">· Diseño de las partes del producto software.</text:p>
      <text:p text:style-name="P4">· Programación o implementación del producto.</text:p>
      <text:p text:style-name="P4">· Pruebas.</text:p>
      <text:p text:style-name="P4">· Integración de los módulos del software.</text:p>
      <text:p text:style-name="P4">· Pruebas de validación.</text:p>
      <text:p text:style-name="P4">· Documentación del producto.</text:p>
      <text:p text:style-name="P4"/>
      <text:p text:style-name="P4"/>
      <text:p text:style-name="P4"/>
      <text:p text:style-name="P4"/>
      <text:p text:style-name="P4"/>
      <text:p text:style-name="P2"><text:soft-page-break/>6. Entornos de Desarrollo Integrado.</text:p>
      <text:p text:style-name="P2"/>
      <text:p text:style-name="P4">Los Entornos de Desarrollo Integrado, o IDE, son un programa que ya integra todas las herramientas necesarias para poder desarrollar software en ellos mismos.</text:p>
      <text:p text:style-name="P4"/>
      <text:p text:style-name="P4">Incorporan los siguientes componentes:</text:p>
      <text:p text:style-name="P4"/>
      <text:p text:style-name="P5">· Editores de texto: <text:span text:style-name="T2">para poder escribir el código fuente.</text:span></text:p>
      <text:p text:style-name="P5"><text:span text:style-name="T2"/></text:p>
      <text:p text:style-name="P5">· Preprocesadores: <text:span text:style-name="T2">este componente preprocesa el código fuente para poder facilitarle el trabajo al compilador.</text:span></text:p>
      <text:p text:style-name="P5"><text:span text:style-name="T2"/></text:p>
      <text:p text:style-name="P5">· Ensambladores: <text:span text:style-name="T2">estos son los encargados de generar código ensamblador si es necesario.</text:span></text:p>
      <text:p text:style-name="P5"><text:span text:style-name="T2"/></text:p>
      <text:p text:style-name="P5">· Linkers: <text:span text:style-name="T2">son los encargados de enlazar bibliotecas externas utilizadas.</text:span></text:p>
      <text:p text:style-name="P5"><text:span text:style-name="T2"/></text:p>
      <text:p text:style-name="P5">· Depuradores: <text:span text:style-name="T2">se encargan de la depuración del código fuente para la detección y eliminación de errores en tiempo de ejecución.</text:span></text:p>
      <text:p text:style-name="P5"><text:span text:style-name="T2"/></text:p>
      <text:p text:style-name="P5"><text:span text:style-name="T2">Hay muchos tipos de IDE, podemos clasificarlos en:</text:span></text:p>
      <text:p text:style-name="P5"><text:span text:style-name="T2"/></text:p>
      <text:p text:style-name="P5"><text:span text:style-name="T2">· IDE libres.</text:span></text:p>
      <text:p text:style-name="P5"><text:span text:style-name="T2">· IDE privativos.</text:span></text:p>
      <text:p text:style-name="P5"><text:span text:style-name="T2">· IDE multiplataforma.</text:span></text:p>
      <text:p text:style-name="P5"><text:span text:style-name="T2">· IDE monoplataforma.</text:span></text:p>
      <text:p text:style-name="P5"><text:span text:style-name="T2"/></text:p>
      <text:p text:style-name="P2">7. Compilación de un proyecto en NetBeans.</text:p>
      <text:p text:style-name="P2"/>
      <text:p text:style-name="P4">Es el proceso por el cual partimos de un código fuente en un lenguaje de programación y lo transformamos a otro código equivalente en otro lenguaje de programación.</text:p>
      <text:p text:style-name="P4"/>
      <text:p text:style-name="P5">El proceso de compilación pasa por las siguientes fases:</text:p>
      <text:p text:style-name="P5"/>
      <text:p text:style-name="P4">· Análisis léxico, sintáctico y semántico.</text:p>
      <text:p text:style-name="P4">· Generación de código intermedio.</text:p>
      <text:p text:style-name="P4">· Optimización de código.</text:p>
      <text:p text:style-name="P4">· Generación de tabla de símbolos.</text:p>
      <text:p text:style-name="P4"/>
      <text:p text:style-name="P4">En nuestro caso, el lenguaje fuente será Java, y el lenguaje al que lo transformamos será el Bytecode. Bytecode es un lenguaje intermedio, esto quiere decir que no es un lenguaje máquina, sino que es un lenguaje que necesitará de un intérprete intermedio para poder ejecutarse. Este intérprete será la máquina virtual de Java, o Java Virtual Machine, que es la que instalaremos con el JDK. En caso de que no tengamos esta máquina virtual instalada, no podremos ejecutar programas Java compilados al Bytecode.</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3T18:47:18.593000000</meta:creation-date>
    <dc:date>2024-01-03T19:14:55.870000000</dc:date>
    <meta:editing-duration>PT27M37S</meta:editing-duration>
    <meta:editing-cycles>1</meta:editing-cycles>
    <meta:document-statistic meta:table-count="0" meta:image-count="0" meta:object-count="0" meta:page-count="3" meta:paragraph-count="69" meta:word-count="965" meta:character-count="5976" meta:non-whitespace-character-count="5080"/>
    <meta:generator>LibreOffice/7.6.2.1$Windows_X86_64 LibreOffice_project/56f7684011345957bbf33a7ee678afaf4d2ba333</meta:generator>
  </office:meta>
</office:document-meta>
</file>